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style:shadow="#808080 -0.18cm 0.18cm" style:may-break-between-rows="false"/>
    </style:style>
    <style:style style:name="Table2.A" style:family="table-column">
      <style:table-column-properties style:column-width="0.607cm"/>
    </style:style>
    <style:style style:name="Table2.E" style:family="table-column">
      <style:table-column-properties style:column-width="0.609cm"/>
    </style:style>
    <style:style style:name="Table2.a" style:family="table-column">
      <style:table-column-properties style:column-width="1.22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.013cm" fo:margin-left="0cm" table:align="left" style:shadow="#808080 -0.18cm 0.18cm" style:may-break-between-rows="false"/>
    </style:style>
    <style:style style:name="Table3.A" style:family="table-column">
      <style:table-column-properties style:column-width="0.607cm"/>
    </style:style>
    <style:style style:name="Table3.E" style:family="table-column">
      <style:table-column-properties style:column-width="0.609cm"/>
    </style:style>
    <style:style style:name="Table3.b" style:family="table-column">
      <style:table-column-properties style:column-width="0.62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2cm" table:align="margins" style:shadow="#808080 -0.18cm 0.18cm"/>
    </style:style>
    <style:style style:name="Table4.A" style:family="table-column">
      <style:table-column-properties style:column-width="0.619cm" style:rel-column-width="2413*"/>
    </style:style>
    <style:style style:name="Table4.B" style:family="table-column">
      <style:table-column-properties style:column-width="0.623cm" style:rel-column-width="2427*"/>
    </style:style>
    <style:style style:name="Table4.N" style:family="table-column">
      <style:table-column-properties style:column-width="0.621cm" style:rel-column-width="2420*"/>
    </style:style>
    <style:style style:name="Table4.a" style:family="table-column">
      <style:table-column-properties style:column-width="0.63cm" style:rel-column-width="245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0.61cm"/>
    </style:style>
    <style:style style:name="Table1.C" style:family="table-column">
      <style:table-column-properties style:column-width="0.63cm"/>
    </style:style>
    <style:style style:name="Table1.O" style:family="table-column">
      <style:table-column-properties style:column-width="0.628cm"/>
    </style:style>
    <style:style style:name="Table1.Y" style:family="table-column">
      <style:table-column-properties style:column-width="0.6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-left="2pt solid #000000" fo:border-right="none" fo:border-top="0.05pt solid #000000" fo:border-bottom="0.05pt solid #000000"/>
    </style:style>
    <style:style style:name="Table1.Y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2pt solid #000000" fo:border-right="none" fo:border-top="none" fo:border-bottom="0.05pt solid #000000"/>
    </style:style>
    <style:style style:name="Table1.Y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weight="normal" officeooo:rsid="0012372c" officeooo:paragraph-rsid="00134cb7" style:font-weight-asian="normal" style:font-weight-complex="normal"/>
    </style:style>
    <style:style style:name="P2" style:family="paragraph" style:parent-style-name="Standard">
      <style:text-properties style:font-name="DejaVu Sans" officeooo:rsid="0024e5d9" officeooo:paragraph-rsid="00134cb7"/>
    </style:style>
    <style:style style:name="P3" style:family="paragraph" style:parent-style-name="Standard">
      <style:text-properties style:font-name="DejaVu Sans" fo:font-size="9pt" officeooo:rsid="0012372c" officeooo:paragraph-rsid="00134cb7" style:font-size-asian="9pt" style:font-size-complex="9pt"/>
    </style:style>
    <style:style style:name="P4" style:family="paragraph" style:parent-style-name="Standard">
      <style:text-properties style:font-name="DejaVu Sans" fo:font-size="9pt" fo:font-weight="normal" officeooo:rsid="001617a0" officeooo:paragraph-rsid="00134cb7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012372c" officeooo:paragraph-rsid="00134cb7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style="normal" fo:font-weight="normal" officeooo:rsid="001617a0" officeooo:paragraph-rsid="00134cb7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style:font-name="DejaVu Sans" officeooo:rsid="00147744" officeooo:paragraph-rsid="00134cb7"/>
    </style:style>
    <style:style style:name="P8" style:family="paragraph" style:parent-style-name="Standard">
      <style:text-properties style:font-name="DejaVu Sans" officeooo:paragraph-rsid="00134cb7"/>
    </style:style>
    <style:style style:name="P9" style:family="paragraph" style:parent-style-name="Standard">
      <style:text-properties officeooo:paragraph-rsid="00134cb7"/>
    </style:style>
    <style:style style:name="P10" style:family="paragraph" style:parent-style-name="Text_20_body">
      <style:text-properties style:font-name="DejaVu Sans" fo:font-size="9pt" officeooo:rsid="00147744" officeooo:paragraph-rsid="00134cb7" style:font-size-asian="9pt" style:font-size-complex="9pt"/>
    </style:style>
    <style:style style:name="P11" style:family="paragraph" style:parent-style-name="Text_20_body">
      <style:text-properties style:font-name="DejaVu Sans" officeooo:rsid="00147744" officeooo:paragraph-rsid="00134cb7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9pt" officeooo:rsid="001080b6" officeooo:paragraph-rsid="00134cb7" style:font-size-asian="9pt" style:font-size-complex="9pt"/>
    </style:style>
    <style:style style:name="P13" style:family="paragraph" style:parent-style-name="Table_20_Contents">
      <style:text-properties style:font-name="DejaVu Sans" fo:font-size="9pt" officeooo:rsid="001ec24a" officeooo:paragraph-rsid="00134cb7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9pt" officeooo:rsid="000f912b" officeooo:paragraph-rsid="00134cb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9pt" officeooo:rsid="001d9f61" officeooo:paragraph-rsid="00134cb7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officeooo:paragraph-rsid="00134cb7" style:font-size-asian="9pt" style:font-size-complex="9pt"/>
    </style:style>
    <style:style style:name="P17" style:family="paragraph" style:parent-style-name="Table_20_Contents">
      <style:text-properties style:font-name="DejaVu Sans" fo:font-size="9pt" officeooo:rsid="001da526" officeooo:paragraph-rsid="00134cb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7pt" officeooo:rsid="001d9f61" officeooo:paragraph-rsid="00134cb7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7pt" officeooo:rsid="0027bf41" officeooo:paragraph-rsid="00134cb7" style:font-size-asian="7pt" style:font-size-complex="7pt"/>
    </style:style>
    <style:style style:name="P20" style:family="paragraph" style:parent-style-name="Table_20_Contents">
      <style:text-properties style:font-name="DejaVu Sans" officeooo:rsid="002e0abe" officeooo:paragraph-rsid="00134cb7"/>
    </style:style>
    <style:style style:name="P21" style:family="paragraph" style:parent-style-name="Table_20_Contents">
      <style:text-properties style:font-name="DejaVu Sans" officeooo:paragraph-rsid="00134cb7"/>
    </style:style>
    <style:style style:name="P22" style:family="paragraph" style:parent-style-name="Table_20_Contents">
      <style:text-properties fo:font-size="7pt" officeooo:paragraph-rsid="00134cb7" style:font-size-asian="7pt" style:font-size-complex="7pt"/>
    </style:style>
    <style:style style:name="T1" style:family="text">
      <style:text-properties officeooo:rsid="00220e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0e6c" style:font-weight-asian="normal" style:font-weight-complex="normal"/>
    </style:style>
    <style:style style:name="T4" style:family="text">
      <style:text-properties fo:font-weight="normal" officeooo:rsid="0026609e" style:font-weight-asian="normal" style:font-weight-complex="normal"/>
    </style:style>
    <style:style style:name="T5" style:family="text">
      <style:text-properties fo:font-weight="normal" officeooo:rsid="0012d630" style:font-weight-asian="normal" style:font-weight-complex="normal"/>
    </style:style>
    <style:style style:name="T6" style:family="text">
      <style:text-properties fo:font-weight="normal" officeooo:rsid="0014601a" style:font-weight-asian="normal" style:font-weight-complex="normal"/>
    </style:style>
    <style:style style:name="T7" style:family="text">
      <style:text-properties fo:font-weight="normal" officeooo:rsid="00147744" style:font-weight-asian="normal" style:font-weight-complex="normal"/>
    </style:style>
    <style:style style:name="T8" style:family="text">
      <style:text-properties fo:font-weight="normal" officeooo:rsid="001617a0" style:font-weight-asian="normal" style:font-weight-complex="normal"/>
    </style:style>
    <style:style style:name="T9" style:family="text">
      <style:text-properties fo:font-weight="normal" officeooo:rsid="0012372c" style:font-weight-asian="normal" style:font-weight-complex="normal"/>
    </style:style>
    <style:style style:name="T10" style:family="text">
      <style:text-properties fo:font-weight="normal" officeooo:rsid="001c3dfc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normal" officeooo:rsid="001617a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69cd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617a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72e9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69c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a69f7" style:font-style-asian="normal" style:font-weight-asian="normal" style:font-style-complex="normal" style:font-weight-complex="normal"/>
    </style:style>
    <style:style style:name="T18" style:family="text">
      <style:text-properties officeooo:rsid="002b3258"/>
    </style:style>
    <style:style style:name="T19" style:family="text">
      <style:text-properties officeooo:rsid="0024e5d9"/>
    </style:style>
    <style:style style:name="T20" style:family="text">
      <style:text-properties officeooo:rsid="0024b55b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2c0cb8" style:font-size-asian="9pt" style:font-size-complex="9pt"/>
    </style:style>
    <style:style style:name="T23" style:family="text">
      <style:text-properties officeooo:rsid="0027a3ff"/>
    </style:style>
    <style:style style:name="T24" style:family="text">
      <style:text-properties style:text-outline="true" fo:text-shadow="1pt 1pt" officeooo:rsid="0028f69f"/>
    </style:style>
    <style:style style:name="T25" style:family="text">
      <style:text-properties style:text-outline="true" fo:text-shadow="1pt 1pt" officeooo:rsid="0028f69f" loext:shadow="none"/>
    </style:style>
    <style:style style:name="T26" style:family="text">
      <style:text-properties officeooo:rsid="0028f69f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officeooo:rsid="0028f69f" style:font-size-asian="6pt" style:font-size-complex="6pt"/>
    </style:style>
    <style:style style:name="T29" style:family="text">
      <style:text-properties officeooo:rsid="00297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ib</text:p>
      <text:p text:style-name="P3"><text:span text:style-name="T1">1. For each letter in password, develop pack as keystream below except:<text:line-break/><text:tab/>e. </text:span><text:span text:style-name="T3"><text:s/></text:span><text:span text:style-name="T4">Count cut: take the next password characters card number N</text:span><text:line-break/><text:span text:style-name="T1">2</text:span>. Get length in 5s</text:p>
      <text:p text:style-name="P3"><text:span text:style-name="T1">3</text:span>. Develop keystream (<text:span text:style-name="T11">w/o</text:span><text:span text:style-name="T2"> plaintext) for length chars:</text:span></text:p>
      <text:p text:style-name="P3"><text:span text:style-name="T2"><text:tab/></text:span><text:span text:style-name="T5">a. jA down by 1</text:span></text:p>
      <text:p text:style-name="P3"><text:span text:style-name="T2"><text:tab/></text:span><text:span text:style-name="T5">b. jB down by 2</text:span></text:p>
      <text:p text:style-name="P3"><text:span text:style-name="T5"><text:tab/>c. </text:span><text:span text:style-name="T6">Triple cut: swap what’s above first joker with whats below the second</text:span></text:p>
      <text:p text:style-name="P3"><text:span text:style-name="T6"><text:tab/>d. Count cut: </text:span><text:span text:style-name="T7">take </text:span><text:span text:style-name="T12">last</text:span><text:span text:style-name="T8"> card’s number N</text:span></text:p>
      <text:p text:style-name="P4"><text:tab/><text:tab/>I. Count down 1-N </text:p>
      <text:p text:style-name="P4"><text:tab/><text:tab/>II. Move those to just above very last card</text:p>
      <text:p text:style-name="P3"><text:span text:style-name="T8"><text:tab/>e. Output card: Take </text:span><text:span text:style-name="T12">first </text:span><text:span text:style-name="T14">card’s number N</text:span></text:p>
      <text:p text:style-name="P6"><text:tab/><text:tab/>I. Count down 1-N</text:p>
      <text:p text:style-name="P3"><text:span text:style-name="T14"><text:tab/><text:tab/>II. If </text:span><text:span text:style-name="T12">next</text:span><text:span text:style-name="T14"> card is either joker, start again from 2a above (recurse)<text:line-break/><text:tab/><text:tab/></text:span><text:span text:style-name="T15">III. Else </text:span><text:span text:style-name="T16">get </text:span><text:span text:style-name="T13">next’s </text:span><text:span text:style-name="T16">Card Number, then </text:span><text:span text:style-name="T15">‘Rith</text:span><text:span text:style-name="T17">me</text:span><text:span text:style-name="T15">tic to get </text:span><text:span text:style-name="T16">associated </text:span><text:span text:style-name="T15">letter </text:span></text:p>
      <text:p text:style-name="P5">3. Keystream <text:span text:style-name="T18">letters </text:span>to 1-26</text:p>
      <text:p text:style-name="P5">4. Plaintext <text:span text:style-name="T18">letters </text:span>to 1-26</text:p>
      <text:p text:style-name="P5">5. Encrypt: ciphertext = (plaintext+keystream)%26 </text:p>
      <text:p text:style-name="P10"><text:span text:style-name="T9">6. Decrypt: plaintext = (</text:span><text:span text:style-name="T10">ciphertext</text:span><text:span text:style-name="T9">-keystream)%26</text:span></text:p>
      <text:p text:style-name="P7">Card numbering</text:p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4"/>
        <table:table-column table:style-name="Table2.E"/>
        <table:table-column table:style-name="Table2.A" table:number-columns-repeated="3"/>
        <table:table-column table:style-name="Table2.E"/>
        <table:table-column table:style-name="Table2.A" table:number-columns-repeated="4"/>
        <table:table-column table:style-name="Table2.E"/>
        <table:table-column table:style-name="Table2.A" table:number-columns-repeated="4"/>
        <table:table-column table:style-name="Table2.E"/>
        <table:table-column table:style-name="Table2.A" table:number-columns-repeated="2"/>
        <table:table-column table:style-name="Table2.a"/>
        <table:table-row>
          <table:table-cell table:style-name="Table2.A1" table:number-columns-spanned="13" office:value-type="string">
            <text:p text:style-name="P12">Diamo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13" office:value-type="string">
            <text:p text:style-name="P12">Hea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3" office:value-type="string">
            <text:p text:style-name="P13">13 26</text:p>
            <text:p text:style-name="P13">39 52</text:p>
          </table:table-cell>
        </table:table-row>
        <table:table-row>
          <table:table-cell table:style-name="Table2.A2" office:value-type="string">
            <text:p text:style-name="P12">A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J</text:p>
          </table:table-cell>
          <table:table-cell table:style-name="Table2.A2" office:value-type="string">
            <text:p text:style-name="P12">Q</text:p>
          </table:table-cell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2">A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8</text:p>
          </table:table-cell>
          <table:table-cell table:style-name="Table2.A2" office:value-type="string">
            <text:p text:style-name="P12">9</text:p>
          </table:table-cell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J</text:p>
          </table:table-cell>
          <table:table-cell table:style-name="Table2.A2" office:value-type="string">
            <text:p text:style-name="P12">Q</text:p>
          </table:table-cell>
          <table:table-cell table:style-name="Table2.A2" office:value-type="string">
            <text:p text:style-name="P12">K</text:p>
          </table:table-cell>
          <table:covered-table-cell/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4">16</text:p>
          </table:table-cell>
          <table:table-cell table:style-name="Table2.A2" office:value-type="string">
            <text:p text:style-name="P14">17</text:p>
          </table:table-cell>
          <table:table-cell table:style-name="Table2.A2" office:value-type="string">
            <text:p text:style-name="P14">18</text:p>
          </table:table-cell>
          <table:table-cell table:style-name="Table2.A2" office:value-type="string">
            <text:p text:style-name="P14">19</text:p>
          </table:table-cell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4">21</text:p>
          </table:table-cell>
          <table:table-cell table:style-name="Table2.A2" office:value-type="string">
            <text:p text:style-name="P14">22</text:p>
          </table:table-cell>
          <table:table-cell table:style-name="Table2.A2" office:value-type="string">
            <text:p text:style-name="P14">23</text:p>
          </table:table-cell>
          <table:table-cell table:style-name="Table2.A2" office:value-type="string">
            <text:p text:style-name="P14">24</text:p>
          </table:table-cell>
          <table:table-cell table:style-name="Table2.A2" office:value-type="string">
            <text:p text:style-name="P14">25</text:p>
          </table:table-cell>
          <table:table-cell table:style-name="Table2.A2" office:value-type="string">
            <text:p text:style-name="P14">26</text:p>
          </table:table-cell>
          <table:covered-table-cell/>
        </table:table-row>
      </table:table>
      <text:p text:style-name="P8"/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4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4"/>
        <table:table-column table:style-name="Table3.E"/>
        <table:table-column table:style-name="Table3.A" table:number-columns-repeated="4"/>
        <table:table-column table:style-name="Table3.E"/>
        <table:table-column table:style-name="Table3.A" table:number-columns-repeated="3"/>
        <table:table-column table:style-name="Table3.b"/>
        <table:table-row>
          <table:table-cell table:style-name="Table3.A1" table:number-columns-spanned="13" office:value-type="string">
            <text:p text:style-name="P12">Sp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13" office:value-type="string">
            <text:p text:style-name="P12">Club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2">Jokers</text:p>
          </table:table-cell>
          <table:covered-table-cell/>
        </table:table-row>
        <table:table-row>
          <table:table-cell table:style-name="Table3.A2" office:value-type="string">
            <text:p text:style-name="P12">A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J</text:p>
          </table:table-cell>
          <table:table-cell table:style-name="Table3.A2" office:value-type="string">
            <text:p text:style-name="P12">Q</text:p>
          </table:table-cell>
          <table:table-cell table:style-name="Table3.A2" office:value-type="string">
            <text:p text:style-name="P12">K</text:p>
          </table:table-cell>
          <table:table-cell table:style-name="Table3.A2" office:value-type="string">
            <text:p text:style-name="P12">A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2">3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9</text:p>
          </table:table-cell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J</text:p>
          </table:table-cell>
          <table:table-cell table:style-name="Table3.A2" office:value-type="string">
            <text:p text:style-name="P12">Q</text:p>
          </table:table-cell>
          <table:table-cell table:style-name="Table3.A2" office:value-type="string">
            <text:p text:style-name="P12">K</text:p>
          </table:table-cell>
          <table:table-cell table:style-name="Table3.A2" office:value-type="string">
            <text:p text:style-name="P12">jA</text:p>
          </table:table-cell>
          <table:table-cell table:style-name="Table3.b2" office:value-type="string">
            <text:p text:style-name="P12">jB</text:p>
          </table:table-cell>
        </table:table-row>
        <table:table-row>
          <table:table-cell table:style-name="Table3.A2" office:value-type="string">
            <text:p text:style-name="P14">27</text:p>
          </table:table-cell>
          <table:table-cell table:style-name="Table3.A2" office:value-type="string">
            <text:p text:style-name="P14">28</text:p>
          </table:table-cell>
          <table:table-cell table:style-name="Table3.A2" office:value-type="string">
            <text:p text:style-name="P14">29</text:p>
          </table:table-cell>
          <table:table-cell table:style-name="Table3.A2" office:value-type="string">
            <text:p text:style-name="P14">30</text:p>
          </table:table-cell>
          <table:table-cell table:style-name="Table3.A2" office:value-type="string">
            <text:p text:style-name="P14">31</text:p>
          </table:table-cell>
          <table:table-cell table:style-name="Table3.A2" office:value-type="string">
            <text:p text:style-name="P14">32</text:p>
          </table:table-cell>
          <table:table-cell table:style-name="Table3.A2" office:value-type="string">
            <text:p text:style-name="P14">33</text:p>
          </table:table-cell>
          <table:table-cell table:style-name="Table3.A2" office:value-type="string">
            <text:p text:style-name="P14">34</text:p>
          </table:table-cell>
          <table:table-cell table:style-name="Table3.A2" office:value-type="string">
            <text:p text:style-name="P14">35</text:p>
          </table:table-cell>
          <table:table-cell table:style-name="Table3.A2" office:value-type="string">
            <text:p text:style-name="P14">36</text:p>
          </table:table-cell>
          <table:table-cell table:style-name="Table3.A2" office:value-type="string">
            <text:p text:style-name="P14">37</text:p>
          </table:table-cell>
          <table:table-cell table:style-name="Table3.A2" office:value-type="string">
            <text:p text:style-name="P14">38</text:p>
          </table:table-cell>
          <table:table-cell table:style-name="Table3.A2" office:value-type="string">
            <text:p text:style-name="P14">39</text:p>
          </table:table-cell>
          <table:table-cell table:style-name="Table3.A2" office:value-type="string">
            <text:p text:style-name="P14">40</text:p>
          </table:table-cell>
          <table:table-cell table:style-name="Table3.A2" office:value-type="string">
            <text:p text:style-name="P14">41</text:p>
          </table:table-cell>
          <table:table-cell table:style-name="Table3.A2" office:value-type="string">
            <text:p text:style-name="P14">42</text:p>
          </table:table-cell>
          <table:table-cell table:style-name="Table3.A2" office:value-type="string">
            <text:p text:style-name="P14">43</text:p>
          </table:table-cell>
          <table:table-cell table:style-name="Table3.A2" office:value-type="string">
            <text:p text:style-name="P14">44</text:p>
          </table:table-cell>
          <table:table-cell table:style-name="Table3.A2" office:value-type="string">
            <text:p text:style-name="P14">45</text:p>
          </table:table-cell>
          <table:table-cell table:style-name="Table3.A2" office:value-type="string">
            <text:p text:style-name="P14">46</text:p>
          </table:table-cell>
          <table:table-cell table:style-name="Table3.A2" office:value-type="string">
            <text:p text:style-name="P14">47</text:p>
          </table:table-cell>
          <table:table-cell table:style-name="Table3.A2" office:value-type="string">
            <text:p text:style-name="P14">48</text:p>
          </table:table-cell>
          <table:table-cell table:style-name="Table3.A2" office:value-type="string">
            <text:p text:style-name="P14">49</text:p>
          </table:table-cell>
          <table:table-cell table:style-name="Table3.A2" office:value-type="string">
            <text:p text:style-name="P14">50</text:p>
          </table:table-cell>
          <table:table-cell table:style-name="Table3.A2" office:value-type="string">
            <text:p text:style-name="P14">51</text:p>
          </table:table-cell>
          <table:table-cell table:style-name="Table3.A2" office:value-type="string">
            <text:p text:style-name="P14">52</text:p>
          </table:table-cell>
          <table:table-cell table:style-name="Table3.A2" office:value-type="string">
            <text:p text:style-name="P12">53</text:p>
          </table:table-cell>
          <table:table-cell table:style-name="Table3.b2" office:value-type="string">
            <text:p text:style-name="P12">53</text:p>
          </table:table-cell>
        </table:table-row>
      </table:table>
      <text:p text:style-name="P1"/>
      <text:p text:style-name="P11"><text:span text:style-name="T19">Ar</text:span>ith<text:span text:style-name="T20">me</text:span>tic <text:span text:style-name="T21">– </text:span><text:span text:style-name="T22">letter/number conversion; modulo crib; last row counts pack backwards </text:span></text:p>
      <table:table table:name="Table4" table:style-name="Table4">
        <table:table-column table:style-name="Table4.A"/>
        <table:table-column table:style-name="Table4.B" table:number-columns-repeated="12"/>
        <table:table-column table:style-name="Table4.N"/>
        <table:table-column table:style-name="Table4.B" table:number-columns-repeated="12"/>
        <table:table-column table:style-name="Table4.a"/>
        <table:table-row>
          <table:table-cell table:style-name="Table4.A1" office:value-type="string">
            <text:p text:style-name="P18">-<text:span text:style-name="T23">25</text:span></text:p>
          </table:table-cell>
          <table:table-cell table:style-name="Table4.A1" office:value-type="string">
            <text:p text:style-name="P18">-<text:span text:style-name="T23">24</text:span></text:p>
          </table:table-cell>
          <table:table-cell table:style-name="Table4.A1" office:value-type="string">
            <text:p text:style-name="P18">-<text:span text:style-name="T23">23</text:span></text:p>
          </table:table-cell>
          <table:table-cell table:style-name="Table4.A1" office:value-type="string">
            <text:p text:style-name="P18">-<text:span text:style-name="T23">22</text:span></text:p>
          </table:table-cell>
          <table:table-cell table:style-name="Table4.A1" office:value-type="string">
            <text:p text:style-name="P18">-<text:span text:style-name="T23">21</text:span></text:p>
          </table:table-cell>
          <table:table-cell table:style-name="Table4.A1" office:value-type="string">
            <text:p text:style-name="P18">-<text:span text:style-name="T23">20</text:span></text:p>
          </table:table-cell>
          <table:table-cell table:style-name="Table4.A1" office:value-type="string">
            <text:p text:style-name="P18">-<text:span text:style-name="T23">19</text:span></text:p>
          </table:table-cell>
          <table:table-cell table:style-name="Table4.A1" office:value-type="string">
            <text:p text:style-name="P18">-<text:span text:style-name="T23">18</text:span></text:p>
          </table:table-cell>
          <table:table-cell table:style-name="Table4.A1" office:value-type="string">
            <text:p text:style-name="P18">-<text:span text:style-name="T23">17</text:span></text:p>
          </table:table-cell>
          <table:table-cell table:style-name="Table4.A1" office:value-type="string">
            <text:p text:style-name="P18">-<text:span text:style-name="T23">16</text:span></text:p>
          </table:table-cell>
          <table:table-cell table:style-name="Table4.A1" office:value-type="string">
            <text:p text:style-name="P18">-<text:span text:style-name="T23">15</text:span></text:p>
          </table:table-cell>
          <table:table-cell table:style-name="Table4.A1" office:value-type="string">
            <text:p text:style-name="P18">-<text:span text:style-name="T23">14</text:span></text:p>
          </table:table-cell>
          <table:table-cell table:style-name="Table4.A1" office:value-type="string">
            <text:p text:style-name="P18">-<text:span text:style-name="T23">13</text:span></text:p>
          </table:table-cell>
          <table:table-cell table:style-name="Table4.A1" office:value-type="string">
            <text:p text:style-name="P18">-<text:span text:style-name="T23">12</text:span></text:p>
          </table:table-cell>
          <table:table-cell table:style-name="Table4.A1" office:value-type="string">
            <text:p text:style-name="P18">-<text:span text:style-name="T23">11</text:span></text:p>
          </table:table-cell>
          <table:table-cell table:style-name="Table4.A1" office:value-type="string">
            <text:p text:style-name="P18">-<text:span text:style-name="T23">10</text:span></text:p>
          </table:table-cell>
          <table:table-cell table:style-name="Table4.A1" office:value-type="string">
            <text:p text:style-name="P18">-<text:span text:style-name="T23">9</text:span></text:p>
          </table:table-cell>
          <table:table-cell table:style-name="Table4.A1" office:value-type="string">
            <text:p text:style-name="P18">-<text:span text:style-name="T23">8</text:span></text:p>
          </table:table-cell>
          <table:table-cell table:style-name="Table4.A1" office:value-type="string">
            <text:p text:style-name="P18">-<text:span text:style-name="T23">7</text:span></text:p>
          </table:table-cell>
          <table:table-cell table:style-name="Table4.A1" office:value-type="string">
            <text:p text:style-name="P18">-<text:span text:style-name="T23">6</text:span></text:p>
          </table:table-cell>
          <table:table-cell table:style-name="Table4.A1" office:value-type="string">
            <text:p text:style-name="P18">-<text:span text:style-name="T23">5</text:span></text:p>
          </table:table-cell>
          <table:table-cell table:style-name="Table4.A1" office:value-type="string">
            <text:p text:style-name="P18">-<text:span text:style-name="T23">4</text:span></text:p>
          </table:table-cell>
          <table:table-cell table:style-name="Table4.A1" office:value-type="string">
            <text:p text:style-name="P18">-<text:span text:style-name="T23">3</text:span></text:p>
          </table:table-cell>
          <table:table-cell table:style-name="Table4.A1" office:value-type="string">
            <text:p text:style-name="P22">-2</text:p>
          </table:table-cell>
          <table:table-cell table:style-name="Table4.A1" office:value-type="string">
            <text:p text:style-name="P18">-<text:span text:style-name="T23">1</text:span>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15">3</text:p>
          </table:table-cell>
          <table:table-cell table:style-name="Table4.A2" office:value-type="string">
            <text:p text:style-name="P15">4</text:p>
          </table:table-cell>
          <table:table-cell table:style-name="Table4.A2" office:value-type="string">
            <text:p text:style-name="P15">5</text:p>
          </table:table-cell>
          <table:table-cell table:style-name="Table4.A2" office:value-type="string">
            <text:p text:style-name="P15">6</text:p>
          </table:table-cell>
          <table:table-cell table:style-name="Table4.A2" office:value-type="string">
            <text:p text:style-name="P15">7</text:p>
          </table:table-cell>
          <table:table-cell table:style-name="Table4.A2" office:value-type="string">
            <text:p text:style-name="P15">8</text:p>
          </table:table-cell>
          <table:table-cell table:style-name="Table4.A2" office:value-type="string">
            <text:p text:style-name="P15">9</text:p>
          </table:table-cell>
          <table:table-cell table:style-name="Table4.A2" office:value-type="string">
            <text:p text:style-name="P15">10</text:p>
          </table:table-cell>
          <table:table-cell table:style-name="Table4.A2" office:value-type="string">
            <text:p text:style-name="P15">11</text:p>
          </table:table-cell>
          <table:table-cell table:style-name="Table4.A2" office:value-type="string">
            <text:p text:style-name="P15">12</text:p>
          </table:table-cell>
          <table:table-cell table:style-name="Table4.A2" office:value-type="string">
            <text:p text:style-name="P15">13</text:p>
          </table:table-cell>
          <table:table-cell table:style-name="Table4.A2" office:value-type="string">
            <text:p text:style-name="P15">14</text:p>
          </table:table-cell>
          <table:table-cell table:style-name="Table4.A2" office:value-type="string">
            <text:p text:style-name="P15">15</text:p>
          </table:table-cell>
          <table:table-cell table:style-name="Table4.A2" office:value-type="string">
            <text:p text:style-name="P15">16</text:p>
          </table:table-cell>
          <table:table-cell table:style-name="Table4.A2" office:value-type="string">
            <text:p text:style-name="P15">17</text:p>
          </table:table-cell>
          <table:table-cell table:style-name="Table4.A2" office:value-type="string">
            <text:p text:style-name="P15">18</text:p>
          </table:table-cell>
          <table:table-cell table:style-name="Table4.A2" office:value-type="string">
            <text:p text:style-name="P15">19</text:p>
          </table:table-cell>
          <table:table-cell table:style-name="Table4.A2" office:value-type="string">
            <text:p text:style-name="P15">20</text:p>
          </table:table-cell>
          <table:table-cell table:style-name="Table4.A2" office:value-type="string">
            <text:p text:style-name="P15">21</text:p>
          </table:table-cell>
          <table:table-cell table:style-name="Table4.A2" office:value-type="string">
            <text:p text:style-name="P15">22</text:p>
          </table:table-cell>
          <table:table-cell table:style-name="Table4.A2" office:value-type="string">
            <text:p text:style-name="P15">23</text:p>
          </table:table-cell>
          <table:table-cell table:style-name="Table4.A2" office:value-type="string">
            <text:p text:style-name="P15">24</text:p>
          </table:table-cell>
          <table:table-cell table:style-name="Table4.A2" office:value-type="string">
            <text:p text:style-name="P15">25</text:p>
          </table:table-cell>
          <table:table-cell table:style-name="Table4.A2" office:value-type="string">
            <text:p text:style-name="P15">26</text:p>
          </table:table-cell>
          <table:table-cell table:style-name="Table4.a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>A</text:p>
          </table:table-cell>
          <table:table-cell table:style-name="Table4.A2" office:value-type="string">
            <text:p text:style-name="P15">B</text:p>
          </table:table-cell>
          <table:table-cell table:style-name="Table4.A2" office:value-type="string">
            <text:p text:style-name="P15">C</text:p>
          </table:table-cell>
          <table:table-cell table:style-name="Table4.A2" office:value-type="string">
            <text:p text:style-name="P15">D</text:p>
          </table:table-cell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F</text:p>
          </table:table-cell>
          <table:table-cell table:style-name="Table4.A2" office:value-type="string">
            <text:p text:style-name="P15">G</text:p>
          </table:table-cell>
          <table:table-cell table:style-name="Table4.A2" office:value-type="string">
            <text:p text:style-name="P15">H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J</text:p>
          </table:table-cell>
          <table:table-cell table:style-name="Table4.A2" office:value-type="string">
            <text:p text:style-name="P15">K</text:p>
          </table:table-cell>
          <table:table-cell table:style-name="Table4.A2" office:value-type="string">
            <text:p text:style-name="P15">L</text:p>
          </table:table-cell>
          <table:table-cell table:style-name="Table4.A2" office:value-type="string">
            <text:p text:style-name="P15">M</text:p>
          </table:table-cell>
          <table:table-cell table:style-name="Table4.A2" office:value-type="string">
            <text:p text:style-name="P15">N</text:p>
          </table:table-cell>
          <table:table-cell table:style-name="Table4.A2" office:value-type="string">
            <text:p text:style-name="P15">O</text:p>
          </table:table-cell>
          <table:table-cell table:style-name="Table4.A2" office:value-type="string">
            <text:p text:style-name="P15">P</text:p>
          </table:table-cell>
          <table:table-cell table:style-name="Table4.A2" office:value-type="string">
            <text:p text:style-name="P15">Q</text:p>
          </table:table-cell>
          <table:table-cell table:style-name="Table4.A2" office:value-type="string">
            <text:p text:style-name="P15">R</text:p>
          </table:table-cell>
          <table:table-cell table:style-name="Table4.A2" office:value-type="string">
            <text:p text:style-name="P15">S</text:p>
          </table:table-cell>
          <table:table-cell table:style-name="Table4.A2" office:value-type="string">
            <text:p text:style-name="P15">T</text:p>
          </table:table-cell>
          <table:table-cell table:style-name="Table4.A2" office:value-type="string">
            <text:p text:style-name="P15">U</text:p>
          </table:table-cell>
          <table:table-cell table:style-name="Table4.A2" office:value-type="string">
            <text:p text:style-name="P15">V</text:p>
          </table:table-cell>
          <table:table-cell table:style-name="Table4.A2" office:value-type="string">
            <text:p text:style-name="P15">W</text:p>
          </table:table-cell>
          <table:table-cell table:style-name="Table4.A2" office:value-type="string">
            <text:p text:style-name="P15">X</text:p>
          </table:table-cell>
          <table:table-cell table:style-name="Table4.A2" office:value-type="string">
            <text:p text:style-name="P15">Y</text:p>
          </table:table-cell>
          <table:table-cell table:style-name="Table4.A2" office:value-type="string">
            <text:p text:style-name="P15">Z</text:p>
          </table:table-cell>
          <table:table-cell table:style-name="Table4.a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5">27</text:p>
          </table:table-cell>
          <table:table-cell table:style-name="Table4.A2" office:value-type="string">
            <text:p text:style-name="P15">28</text:p>
          </table:table-cell>
          <table:table-cell table:style-name="Table4.A2" office:value-type="string">
            <text:p text:style-name="P15">29</text:p>
          </table:table-cell>
          <table:table-cell table:style-name="Table4.A2" office:value-type="string">
            <text:p text:style-name="P15">30</text:p>
          </table:table-cell>
          <table:table-cell table:style-name="Table4.A2" office:value-type="string">
            <text:p text:style-name="P15">31</text:p>
          </table:table-cell>
          <table:table-cell table:style-name="Table4.A2" office:value-type="string">
            <text:p text:style-name="P15">32</text:p>
          </table:table-cell>
          <table:table-cell table:style-name="Table4.A2" office:value-type="string">
            <text:p text:style-name="P15">33</text:p>
          </table:table-cell>
          <table:table-cell table:style-name="Table4.A2" office:value-type="string">
            <text:p text:style-name="P15">34</text:p>
          </table:table-cell>
          <table:table-cell table:style-name="Table4.A2" office:value-type="string">
            <text:p text:style-name="P15">35</text:p>
          </table:table-cell>
          <table:table-cell table:style-name="Table4.A2" office:value-type="string">
            <text:p text:style-name="P15">36</text:p>
          </table:table-cell>
          <table:table-cell table:style-name="Table4.A2" office:value-type="string">
            <text:p text:style-name="P15">37</text:p>
          </table:table-cell>
          <table:table-cell table:style-name="Table4.A2" office:value-type="string">
            <text:p text:style-name="P15">38</text:p>
          </table:table-cell>
          <table:table-cell table:style-name="Table4.A2" office:value-type="string">
            <text:p text:style-name="P15">39</text:p>
          </table:table-cell>
          <table:table-cell table:style-name="Table4.A2" office:value-type="string">
            <text:p text:style-name="P15">40</text:p>
          </table:table-cell>
          <table:table-cell table:style-name="Table4.A2" office:value-type="string">
            <text:p text:style-name="P15">41</text:p>
          </table:table-cell>
          <table:table-cell table:style-name="Table4.A2" office:value-type="string">
            <text:p text:style-name="P15">42</text:p>
          </table:table-cell>
          <table:table-cell table:style-name="Table4.A2" office:value-type="string">
            <text:p text:style-name="P15">43</text:p>
          </table:table-cell>
          <table:table-cell table:style-name="Table4.A2" office:value-type="string">
            <text:p text:style-name="P15">44</text:p>
          </table:table-cell>
          <table:table-cell table:style-name="Table4.A2" office:value-type="string">
            <text:p text:style-name="P15">45</text:p>
          </table:table-cell>
          <table:table-cell table:style-name="Table4.A2" office:value-type="string">
            <text:p text:style-name="P15">46</text:p>
          </table:table-cell>
          <table:table-cell table:style-name="Table4.A2" office:value-type="string">
            <text:p text:style-name="P15">47</text:p>
          </table:table-cell>
          <table:table-cell table:style-name="Table4.A2" office:value-type="string">
            <text:p text:style-name="P15">48</text:p>
          </table:table-cell>
          <table:table-cell table:style-name="Table4.A2" office:value-type="string">
            <text:p text:style-name="P15">49</text:p>
          </table:table-cell>
          <table:table-cell table:style-name="Table4.A2" office:value-type="string">
            <text:p text:style-name="P15">50</text:p>
          </table:table-cell>
          <table:table-cell table:style-name="Table4.A2" office:value-type="string">
            <text:p text:style-name="P15">51</text:p>
          </table:table-cell>
          <table:table-cell table:style-name="Table4.A2" office:value-type="string">
            <text:p text:style-name="P15">52</text:p>
          </table:table-cell>
          <table:table-cell table:style-name="Table4.a2" office:value-type="string">
            <text:p text:style-name="P15">53</text:p>
          </table:table-cell>
        </table:table-row>
        <table:table-row>
          <table:table-cell table:style-name="Table4.A2" office:value-type="string">
            <text:p text:style-name="P15">27</text:p>
          </table:table-cell>
          <table:table-cell table:style-name="Table4.A2" office:value-type="string">
            <text:p text:style-name="P15">26</text:p>
          </table:table-cell>
          <table:table-cell table:style-name="Table4.A2" office:value-type="string">
            <text:p text:style-name="P15">25</text:p>
          </table:table-cell>
          <table:table-cell table:style-name="Table4.A2" office:value-type="string">
            <text:p text:style-name="P15">24</text:p>
          </table:table-cell>
          <table:table-cell table:style-name="Table4.A2" office:value-type="string">
            <text:p text:style-name="P15">23</text:p>
          </table:table-cell>
          <table:table-cell table:style-name="Table4.A2" office:value-type="string">
            <text:p text:style-name="P15">22</text:p>
          </table:table-cell>
          <table:table-cell table:style-name="Table4.A2" office:value-type="string">
            <text:p text:style-name="P15">21</text:p>
          </table:table-cell>
          <table:table-cell table:style-name="Table4.A2" office:value-type="string">
            <text:p text:style-name="P15">20</text:p>
          </table:table-cell>
          <table:table-cell table:style-name="Table4.A2" office:value-type="string">
            <text:p text:style-name="P15">19</text:p>
          </table:table-cell>
          <table:table-cell table:style-name="Table4.A2" office:value-type="string">
            <text:p text:style-name="P15">18</text:p>
          </table:table-cell>
          <table:table-cell table:style-name="Table4.A2" office:value-type="string">
            <text:p text:style-name="P15">17</text:p>
          </table:table-cell>
          <table:table-cell table:style-name="Table4.A2" office:value-type="string">
            <text:p text:style-name="P15">16</text:p>
          </table:table-cell>
          <table:table-cell table:style-name="Table4.A2" office:value-type="string">
            <text:p text:style-name="P15">15</text:p>
          </table:table-cell>
          <table:table-cell table:style-name="Table4.A2" office:value-type="string">
            <text:p text:style-name="P15">14</text:p>
          </table:table-cell>
          <table:table-cell table:style-name="Table4.A2" office:value-type="string">
            <text:p text:style-name="P15">13</text:p>
          </table:table-cell>
          <table:table-cell table:style-name="Table4.A2" office:value-type="string">
            <text:p text:style-name="P15">12</text:p>
          </table:table-cell>
          <table:table-cell table:style-name="Table4.A2" office:value-type="string">
            <text:p text:style-name="P15">11</text:p>
          </table:table-cell>
          <table:table-cell table:style-name="Table4.A2" office:value-type="string">
            <text:p text:style-name="P15">10</text:p>
          </table:table-cell>
          <table:table-cell table:style-name="Table4.A2" office:value-type="string">
            <text:p text:style-name="P15">9</text:p>
          </table:table-cell>
          <table:table-cell table:style-name="Table4.A2" office:value-type="string">
            <text:p text:style-name="P15">8</text:p>
          </table:table-cell>
          <table:table-cell table:style-name="Table4.A2" office:value-type="string">
            <text:p text:style-name="P15">7</text:p>
          </table:table-cell>
          <table:table-cell table:style-name="Table4.A2" office:value-type="string">
            <text:p text:style-name="P15">6</text:p>
          </table:table-cell>
          <table:table-cell table:style-name="Table4.A2" office:value-type="string">
            <text:p text:style-name="P15">5</text:p>
          </table:table-cell>
          <table:table-cell table:style-name="Table4.A2" office:value-type="string">
            <text:p text:style-name="P15">4</text:p>
          </table:table-cell>
          <table:table-cell table:style-name="Table4.A2" office:value-type="string">
            <text:p text:style-name="P15">3</text:p>
          </table:table-cell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15">1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12"/>
        <table:table-column table:style-name="Table1.O"/>
        <table:table-column table:style-name="Table1.C" table:number-columns-repeated="9"/>
        <table:table-column table:style-name="Table1.Y"/>
        <table:table-row>
          <table:table-cell table:style-name="Table1.A1" office:value-type="string">
            <text:p text:style-name="P17">input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G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G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G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G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Y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<text:span text:style-name="T25">A</text:span><text:span text:style-name="T26"> </text:span>card #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keystream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<text:span text:style-name="T24">B</text:span><text:span text:style-name="T26"> </text:span>card #s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<text:span text:style-name="T24">A</text:span>+<text:span text:style-name="T24">B</text:span><text:span text:style-name="T28">encrypts</text:span><text:span text:style-name="T26"><text:line-break/></text:span><text:span text:style-name="T24">A</text:span>-<text:span text:style-name="T24">B</text:span> <text:span text:style-name="T28">decrypts</text:span><text:span text:style-name="T27"> 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<text:span text:style-name="T29">m</text:span>odulo 26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7">output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Y2" office:value-type="string"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9:34:29.690613962</meta:creation-date>
    <dc:date>2022-10-03T19:35:42.541499762</dc:date>
    <meta:editing-duration>PT1M12S</meta:editing-duration>
    <meta:editing-cycles>1</meta:editing-cycles>
    <meta:document-statistic meta:table-count="4" meta:image-count="0" meta:object-count="0" meta:page-count="1" meta:paragraph-count="272" meta:word-count="413" meta:character-count="1393" meta:non-whitespace-character-count="1229"/>
    <meta:generator>LibreOffice/6.0.7.3$Linux_X86_64 LibreOffice_project/00m0$Build-3</meta:generator>
  </office:meta>
</office:document-meta>
</file>